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Arial, sans-serif"/>
    <style:font-face style:name="Kinnari1" svg:font-family="Kinnari"/>
    <style:font-face style:name="Roboto1" svg:font-family="Roboto, Arial, sans-serif"/>
    <style:font-face style:name="Roboto" svg:font-family="Roboto, RobotoDraft, Helvetica, Arial, sans-serif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/>
      <style:text-properties fo:font-variant="normal" fo:text-transform="none" fo:color="#202124" style:font-name="Arial1" fo:font-size="12pt" fo:letter-spacing="normal" fo:font-style="normal" fo:font-weight="normal" officeooo:paragraph-rsid="00098fe3"/>
    </style:style>
    <style:style style:name="P2" style:family="paragraph" style:parent-style-name="Standard">
      <style:paragraph-properties style:line-height-at-least="0.25in"/>
      <style:text-properties fo:font-variant="normal" fo:text-transform="none" fo:color="#202124" style:font-name="Arial1" fo:font-size="14pt" fo:letter-spacing="normal" fo:font-style="normal" fo:font-weight="normal" officeooo:paragraph-rsid="00098fe3" style:font-size-asian="14pt" style:font-size-complex="14pt"/>
    </style:style>
    <style:style style:name="P3" style:family="paragraph" style:parent-style-name="Standard">
      <style:paragraph-properties style:line-height-at-least="0.25in"/>
    </style:style>
    <style:style style:name="P4" style:family="paragraph" style:parent-style-name="Standard">
      <style:paragraph-properties style:line-height-at-least="0.25in"/>
      <style:text-properties style:font-name="Arial1"/>
    </style:style>
    <style:style style:name="P5" style:family="paragraph" style:parent-style-name="Standard">
      <style:paragraph-properties style:line-height-at-least="0.25in"/>
      <style:text-properties style:font-name="Arial1" officeooo:rsid="00098fe3" officeooo:paragraph-rsid="00098fe3"/>
    </style:style>
    <style:style style:name="P6" style:family="paragraph" style:parent-style-name="Standard">
      <style:paragraph-properties style:line-height-at-least="0.25in"/>
      <style:text-properties style:font-name="Arial1" fo:font-size="14pt" officeooo:rsid="00098fe3" officeooo:paragraph-rsid="00098fe3" style:font-size-asian="14pt" style:font-size-complex="14pt"/>
    </style:style>
    <style:style style:name="P7" style:family="paragraph" style:parent-style-name="Standard">
      <style:paragraph-properties style:line-height-at-least="0.25in"/>
      <style:text-properties fo:color="#000080" style:font-name="Arial1" fo:font-size="14pt" officeooo:rsid="00098fe3" officeooo:paragraph-rsid="00098fe3" style:font-size-asian="14pt" style:font-size-complex="14pt"/>
    </style:style>
    <style:style style:name="P8" style:family="paragraph" style:parent-style-name="Standard">
      <style:paragraph-properties fo:margin-left="0in" fo:margin-right="0in" fo:margin-top="0.1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202124" style:font-name="Arial1" fo:font-size="14pt" fo:letter-spacing="normal" fo:font-style="normal" fo:font-weight="normal" officeooo:paragraph-rsid="00098fe3" fo:background-color="#f8f9fa" style:font-size-asian="14pt" style:font-size-complex="14pt" loext:padding="0in" loext:border="none"/>
    </style:style>
    <style:style style:name="P9" style:family="paragraph" style:parent-style-name="Standard">
      <style:paragraph-properties fo:margin-left="0in" fo:margin-right="0in" fo:margin-top="0.1in" fo:margin-bottom="0in" loext:contextual-spacing="false" fo:line-height="100%" fo:text-indent="0in" style:auto-text-indent="false"/>
      <style:text-properties fo:font-variant="normal" fo:text-transform="none" fo:color="#202124" style:font-name="Arial1" fo:font-size="14pt" fo:letter-spacing="normal" fo:font-style="normal" fo:font-weight="normal" officeooo:paragraph-rsid="00098fe3" fo:background-color="#f8f9fa" style:font-size-asian="14pt" style:font-size-complex="14pt" loext:padding="0in" loext:border="none"/>
    </style:style>
    <style:style style:name="P10" style:family="paragraph" style:parent-style-name="Standard">
      <style:paragraph-properties fo:margin-left="0in" fo:margin-right="0in" fo:margin-top="0.1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202124" style:font-name="Arial1" fo:font-size="14pt" fo:letter-spacing="normal" fo:font-style="normal" fo:font-weight="normal" officeooo:rsid="000b215a" officeooo:paragraph-rsid="000b215a" fo:background-color="#f8f9fa" style:font-size-asian="14pt" style:font-size-complex="14pt" loext:padding="0in" loext:border="none"/>
    </style:style>
    <style:style style:name="P11" style:family="paragraph" style:parent-style-name="Standard">
      <style:paragraph-properties style:line-height-at-least="0.25in" fo:break-before="page"/>
      <style:text-properties style:font-name="Arial1" fo:font-size="14pt" officeooo:rsid="00098fe3" officeooo:paragraph-rsid="00098fe3" style:font-size-asian="14pt" style:font-size-complex="14pt"/>
    </style:style>
    <style:style style:name="P12" style:family="paragraph" style:parent-style-name="Standard">
      <style:paragraph-properties style:line-height-at-least="0.25in" fo:break-before="page"/>
      <style:text-properties fo:color="#000080" style:font-name="Arial1" fo:font-size="14pt" officeooo:rsid="00098fe3" officeooo:paragraph-rsid="00098fe3" style:font-size-asian="14pt" style:font-size-complex="14pt"/>
    </style:style>
    <style:style style:name="T1" style:family="text">
      <style:text-properties fo:color="#202124" style:font-name="Google Sans" fo:font-size="12pt" fo:letter-spacing="normal" fo:font-weight="normal"/>
    </style:style>
    <style:style style:name="T2" style:family="text">
      <style:text-properties fo:color="#202124" fo:font-size="12pt" fo:letter-spacing="normal" fo:font-weight="normal"/>
    </style:style>
    <style:style style:name="T3" style:family="text">
      <style:text-properties fo:color="#202124" fo:letter-spacing="normal" fo:font-weight="normal"/>
    </style:style>
    <style:style style:name="T4" style:family="text">
      <style:text-properties fo:color="#202124" fo:letter-spacing="normal" fo:font-weight="normal" officeooo:rsid="000b215a"/>
    </style:style>
    <style:style style:name="T5" style:family="text">
      <style:text-properties fo:color="#202124" fo:letter-spacing="normal" fo:font-weight="bold" style:font-weight-asian="bold" style:font-weight-complex="bold"/>
    </style:style>
    <style:style style:name="T6" style:family="text">
      <style:text-properties officeooo:rsid="00098fe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etter-spacing="normal" fo:font-weight="normal"/>
    </style:style>
    <style:style style:name="T9" style:family="text">
      <style:text-properties fo:letter-spacing="normal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0.0835in" svg:y="-0.0835in" svg:width="0.1665in" draw:z-index="0">
        <draw:text-box fo:min-height="0.1665in">
          <text:p text:style-name="Text_20_body"/>
        </draw:text-box>
      </draw:frame>
      <draw:frame draw:style-name="fr1" draw:name="Frame2" text:anchor-type="page" text:anchor-page-number="1" svg:x="-0.1043in" svg:y="-0.1043in" svg:width="0.2083in" draw:z-index="1">
        <draw:text-box fo:min-height="0.2083in">
          <text:p text:style-name="Text_20_body"><draw:frame draw:style-name="fr2" draw:name="Frame3" text:anchor-type="char" svg:width="0.2083in" draw:z-index="2"><draw:text-box fo:min-height="0.2083in"><text:p text:style-name="Text_20_body"/></draw:text-box></draw:frame></text:p>
        </draw:text-box>
      </draw:frame>
      <draw:frame draw:style-name="fr1" draw:name="Frame4" text:anchor-type="page" text:anchor-page-number="1" svg:x="-0.0835in" svg:y="-0.0835in" svg:width="0.1665in" draw:z-index="3">
        <draw:text-box fo:min-height="0.1665in">
          <text:p text:style-name="Text_20_body"/>
        </draw:text-box>
      </draw:frame>
      <draw:frame draw:style-name="fr1" draw:name="Frame5" text:anchor-type="page" text:anchor-page-number="1" svg:x="-0.1043in" svg:y="-0.1043in" svg:width="0.2083in" draw:z-index="4">
        <draw:text-box fo:min-height="0.2083in">
          <text:p text:style-name="Text_20_body"><draw:frame draw:style-name="fr2" draw:name="Frame6" text:anchor-type="char" svg:width="0.2083in" draw:z-index="5"><draw:text-box fo:min-height="0.2083in"><text:p text:style-name="Text_20_body"/></draw:text-box></draw:frame></text:p>
        </draw:text-box>
      </draw:frame>
      <draw:frame draw:style-name="fr1" draw:name="Frame7" text:anchor-type="page" text:anchor-page-number="1" svg:x="-0.0835in" svg:y="-0.0835in" svg:width="0.1665in" draw:z-index="6">
        <draw:text-box fo:min-height="0.1665in">
          <text:p text:style-name="Text_20_body"/>
        </draw:text-box>
      </draw:frame>
      <draw:frame draw:style-name="fr1" draw:name="Frame8" text:anchor-type="page" text:anchor-page-number="1" svg:x="-0.1043in" svg:y="-0.1043in" svg:width="0.2083in" draw:z-index="7">
        <draw:text-box fo:min-height="0.2083in">
          <text:p text:style-name="Text_20_body"><draw:frame draw:style-name="fr2" draw:name="Frame9" text:anchor-type="char" svg:width="0.2083in" draw:z-index="8"><draw:text-box fo:min-height="0.2083in"><text:p text:style-name="Text_20_body"/></draw:text-box></draw:frame></text:p>
        </draw:text-box>
      </draw:frame>
      <draw:frame draw:style-name="fr1" draw:name="Frame10" text:anchor-type="page" text:anchor-page-number="1" svg:x="-0.0835in" svg:y="-0.0835in" svg:width="0.1665in" draw:z-index="9">
        <draw:text-box fo:min-height="0.1665in">
          <text:p text:style-name="Text_20_body"/>
        </draw:text-box>
      </draw:frame>
      <draw:frame draw:style-name="fr1" draw:name="Frame11" text:anchor-type="page" text:anchor-page-number="1" svg:x="-0.1043in" svg:y="-0.1043in" svg:width="0.2083in" draw:z-index="10">
        <draw:text-box fo:min-height="0.2083in">
          <text:p text:style-name="Text_20_body"><draw:frame draw:style-name="fr2" draw:name="Frame12" text:anchor-type="char" svg:width="0.2083in" draw:z-index="11"><draw:text-box fo:min-height="0.2083in"><text:p text:style-name="Text_20_body"/></draw:text-box></draw:frame></text:p>
        </draw:text-box>
      </draw:frame>
      <draw:frame draw:style-name="fr1" draw:name="Frame13" text:anchor-type="page" text:anchor-page-number="1" svg:x="-0.0835in" svg:y="-0.0835in" svg:width="0.1665in" draw:z-index="12">
        <draw:text-box fo:min-height="0.1665in">
          <text:p text:style-name="Text_20_body"/>
        </draw:text-box>
      </draw:frame>
      <draw:frame draw:style-name="fr1" draw:name="Frame14" text:anchor-type="page" text:anchor-page-number="1" svg:x="-0.1043in" svg:y="-0.1043in" svg:width="0.2083in" draw:z-index="13">
        <draw:text-box fo:min-height="0.2083in">
          <text:p text:style-name="Text_20_body"><draw:frame draw:style-name="fr2" draw:name="Frame15" text:anchor-type="char" svg:width="0.2083in" draw:z-index="14"><draw:text-box fo:min-height="0.2083in"><text:p text:style-name="Text_20_body"/></draw:text-box></draw:frame></text:p>
        </draw:text-box>
      </draw:frame>
      <draw:frame draw:style-name="fr1" draw:name="Frame16" text:anchor-type="page" text:anchor-page-number="1" svg:x="-0.0835in" svg:y="-0.0835in" svg:width="0.1665in" draw:z-index="15">
        <draw:text-box fo:min-height="0.1665in">
          <text:p text:style-name="Text_20_body"/>
        </draw:text-box>
      </draw:frame>
      <draw:frame draw:style-name="fr1" draw:name="Frame17" text:anchor-type="page" text:anchor-page-number="1" svg:x="-0.1043in" svg:y="-0.1043in" svg:width="0.2083in" draw:z-index="16">
        <draw:text-box fo:min-height="0.2083in">
          <text:p text:style-name="Text_20_body"><draw:frame draw:style-name="fr2" draw:name="Frame18" text:anchor-type="char" svg:width="0.2083in" draw:z-index="17"><draw:text-box fo:min-height="0.2083in"><text:p text:style-name="Text_20_body"/></draw:text-box></draw:frame></text:p>
        </draw:text-box>
      </draw:frame>
      <draw:frame draw:style-name="fr1" draw:name="Frame19" text:anchor-type="page" text:anchor-page-number="1" svg:x="-0.0835in" svg:y="-0.0835in" svg:width="0.1665in" draw:z-index="18">
        <draw:text-box fo:min-height="0.1665in">
          <text:p text:style-name="Text_20_body"/>
        </draw:text-box>
      </draw:frame>
      <draw:frame draw:style-name="fr1" draw:name="Frame20" text:anchor-type="page" text:anchor-page-number="1" svg:x="-0.1043in" svg:y="-0.1043in" svg:width="0.2083in" draw:z-index="19">
        <draw:text-box fo:min-height="0.2083in">
          <text:p text:style-name="Text_20_body"><draw:frame draw:style-name="fr2" draw:name="Frame21" text:anchor-type="char" svg:width="0.2083in" draw:z-index="20"><draw:text-box fo:min-height="0.2083in"><text:p text:style-name="Text_20_body"/></draw:text-box></draw:frame></text:p>
        </draw:text-box>
      </draw:frame>
      <draw:frame draw:style-name="fr1" draw:name="Frame22" text:anchor-type="page" text:anchor-page-number="1" svg:x="-0.0835in" svg:y="-0.0835in" svg:width="0.1665in" draw:z-index="21">
        <draw:text-box fo:min-height="0.1665in">
          <text:p text:style-name="Text_20_body"/>
        </draw:text-box>
      </draw:frame>
      <draw:frame draw:style-name="fr1" draw:name="Frame23" text:anchor-type="page" text:anchor-page-number="1" svg:x="-0.1043in" svg:y="-0.1043in" svg:width="0.2083in" draw:z-index="22">
        <draw:text-box fo:min-height="0.2083in">
          <text:p text:style-name="Text_20_body"><draw:frame draw:style-name="fr2" draw:name="Frame24" text:anchor-type="char" svg:width="0.2083in" draw:z-index="23"><draw:text-box fo:min-height="0.2083in"><text:p text:style-name="Text_20_body"/></draw:text-box></draw:frame></text:p>
        </draw:text-box>
      </draw:frame>
      <draw:frame draw:style-name="fr1" draw:name="Frame25" text:anchor-type="page" text:anchor-page-number="1" svg:x="-0.0835in" svg:y="-0.0835in" svg:width="0.1665in" draw:z-index="24">
        <draw:text-box fo:min-height="0.1665in">
          <text:p text:style-name="Text_20_body"/>
        </draw:text-box>
      </draw:frame>
      <draw:frame draw:style-name="fr1" draw:name="Frame26" text:anchor-type="page" text:anchor-page-number="1" svg:x="-0.1043in" svg:y="-0.1043in" svg:width="0.2083in" draw:z-index="25">
        <draw:text-box fo:min-height="0.2083in">
          <text:p text:style-name="Text_20_body"><draw:frame draw:style-name="fr2" draw:name="Frame27" text:anchor-type="char" svg:width="0.2083in" draw:z-index="26"><draw:text-box fo:min-height="0.2083in"><text:p text:style-name="Text_20_body"/></draw:text-box></draw:frame></text:p>
        </draw:text-box>
      </draw:frame>
      <draw:frame draw:style-name="fr1" draw:name="Frame28" text:anchor-type="page" text:anchor-page-number="1" svg:x="-0.0835in" svg:y="-0.0835in" svg:width="0.1665in" draw:z-index="27">
        <draw:text-box fo:min-height="0.1665in">
          <text:p text:style-name="Text_20_body"/>
        </draw:text-box>
      </draw:frame>
      <draw:frame draw:style-name="fr1" draw:name="Frame29" text:anchor-type="page" text:anchor-page-number="1" svg:x="-0.1043in" svg:y="-0.1043in" svg:width="0.2083in" draw:z-index="28">
        <draw:text-box fo:min-height="0.2083in">
          <text:p text:style-name="Text_20_body"><draw:frame draw:style-name="fr2" draw:name="Frame30" text:anchor-type="char" svg:width="0.2083in" draw:z-index="29"><draw:text-box fo:min-height="0.2083in"><text:p text:style-name="Text_20_body"/></draw:text-box></draw:frame></text:p>
        </draw:text-box>
      </draw:frame>
      <draw:frame draw:style-name="fr1" draw:name="Frame31" text:anchor-type="page" text:anchor-page-number="1" svg:x="-0.0835in" svg:y="-0.0835in" svg:width="0.1665in" draw:z-index="30">
        <draw:text-box fo:min-height="0.1665in">
          <text:p text:style-name="Text_20_body"/>
        </draw:text-box>
      </draw:frame>
      <draw:frame draw:style-name="fr1" draw:name="Frame32" text:anchor-type="page" text:anchor-page-number="1" svg:x="-0.1043in" svg:y="-0.1043in" svg:width="0.2083in" draw:z-index="31">
        <draw:text-box fo:min-height="0.2083in">
          <text:p text:style-name="Text_20_body"><draw:frame draw:style-name="fr2" draw:name="Frame33" text:anchor-type="char" svg:width="0.2083in" draw:z-index="32"><draw:text-box fo:min-height="0.2083in"><text:p text:style-name="Text_20_body"/></draw:text-box></draw:frame></text:p>
        </draw:text-box>
      </draw:frame>
      <draw:frame draw:style-name="fr1" draw:name="Frame34" text:anchor-type="page" text:anchor-page-number="1" svg:x="-0.0835in" svg:y="-0.0835in" svg:width="0.1665in" draw:z-index="33">
        <draw:text-box fo:min-height="0.1665in">
          <text:p text:style-name="Text_20_body"/>
        </draw:text-box>
      </draw:frame>
      <draw:frame draw:style-name="fr1" draw:name="Frame35" text:anchor-type="page" text:anchor-page-number="1" svg:x="-0.1043in" svg:y="-0.1043in" svg:width="0.2083in" draw:z-index="34">
        <draw:text-box fo:min-height="0.2083in">
          <text:p text:style-name="Text_20_body"><draw:frame draw:style-name="fr2" draw:name="Frame36" text:anchor-type="char" svg:width="0.2083in" draw:z-index="35"><draw:text-box fo:min-height="0.2083in"><text:p text:style-name="Text_20_body"/></draw:text-box></draw:frame></text:p>
        </draw:text-box>
      </draw:frame>
      <draw:frame draw:style-name="fr1" draw:name="Frame37" text:anchor-type="page" text:anchor-page-number="1" svg:x="-0.0835in" svg:y="-0.0835in" svg:width="0.1665in" draw:z-index="36">
        <draw:text-box fo:min-height="0.1665in">
          <text:p text:style-name="Text_20_body"/>
        </draw:text-box>
      </draw:frame>
      <draw:frame draw:style-name="fr1" draw:name="Frame38" text:anchor-type="page" text:anchor-page-number="1" svg:x="-0.1043in" svg:y="-0.1043in" svg:width="0.2083in" draw:z-index="37">
        <draw:text-box fo:min-height="0.2083in">
          <text:p text:style-name="Text_20_body"><draw:frame draw:style-name="fr2" draw:name="Frame39" text:anchor-type="char" svg:width="0.2083in" draw:z-index="38"><draw:text-box fo:min-height="0.2083in"><text:p text:style-name="Text_20_body"/></draw:text-box></draw:frame></text:p>
        </draw:text-box>
      </draw:frame>
      <draw:frame draw:style-name="fr1" draw:name="Frame40" text:anchor-type="page" text:anchor-page-number="1" svg:x="-0.0835in" svg:y="-0.0835in" svg:width="0.1665in" draw:z-index="39">
        <draw:text-box fo:min-height="0.1665in">
          <text:p text:style-name="Text_20_body"/>
        </draw:text-box>
      </draw:frame>
      <draw:frame draw:style-name="fr1" draw:name="Frame41" text:anchor-type="page" text:anchor-page-number="1" svg:x="-0.1043in" svg:y="-0.1043in" svg:width="0.2083in" draw:z-index="40">
        <draw:text-box fo:min-height="0.2083in">
          <text:p text:style-name="Text_20_body"><draw:frame draw:style-name="fr2" draw:name="Frame42" text:anchor-type="char" svg:width="0.2083in" draw:z-index="41"><draw:text-box fo:min-height="0.2083in"><text:p text:style-name="Text_20_body"/></draw:text-box></draw:frame></text:p>
        </draw:text-box>
      </draw:frame>
      <draw:frame draw:style-name="fr1" draw:name="Frame43" text:anchor-type="page" text:anchor-page-number="1" svg:x="-0.0835in" svg:y="-0.0835in" svg:width="0.1665in" draw:z-index="42">
        <draw:text-box fo:min-height="0.1665in">
          <text:p text:style-name="Text_20_body"/>
        </draw:text-box>
      </draw:frame>
      <draw:frame draw:style-name="fr1" draw:name="Frame44" text:anchor-type="page" text:anchor-page-number="1" svg:x="-0.1043in" svg:y="-0.1043in" svg:width="0.2083in" draw:z-index="43">
        <draw:text-box fo:min-height="0.2083in">
          <text:p text:style-name="Text_20_body"><draw:frame draw:style-name="fr2" draw:name="Frame45" text:anchor-type="char" svg:width="0.2083in" draw:z-index="44"><draw:text-box fo:min-height="0.2083in"><text:p text:style-name="Text_20_body"/></draw:text-box></draw:frame></text:p>
        </draw:text-box>
      </draw:frame>
      <draw:frame draw:style-name="fr1" draw:name="Frame46" text:anchor-type="page" text:anchor-page-number="1" svg:x="-0.0835in" svg:y="-0.0835in" svg:width="0.1665in" draw:z-index="45">
        <draw:text-box fo:min-height="0.1665in">
          <text:p text:style-name="Text_20_body"/>
        </draw:text-box>
      </draw:frame>
      <draw:frame draw:style-name="fr1" draw:name="Frame47" text:anchor-type="page" text:anchor-page-number="1" svg:x="-0.1043in" svg:y="-0.1043in" svg:width="0.2083in" draw:z-index="46">
        <draw:text-box fo:min-height="0.2083in">
          <text:p text:style-name="Text_20_body"><draw:frame draw:style-name="fr2" draw:name="Frame48" text:anchor-type="char" svg:width="0.2083in" draw:z-index="47"><draw:text-box fo:min-height="0.2083in"><text:p text:style-name="Text_20_body"/></draw:text-box></draw:frame></text:p>
        </draw:text-box>
      </draw:frame>
      <draw:frame draw:style-name="fr1" draw:name="Frame49" text:anchor-type="page" text:anchor-page-number="1" svg:x="-0.0835in" svg:y="-0.0835in" svg:width="0.1665in" draw:z-index="48">
        <draw:text-box fo:min-height="0.1665in">
          <text:p text:style-name="Text_20_body"/>
        </draw:text-box>
      </draw:frame>
      <draw:frame draw:style-name="fr1" draw:name="Frame50" text:anchor-type="page" text:anchor-page-number="1" svg:x="-0.1043in" svg:y="-0.1043in" svg:width="0.2083in" draw:z-index="49">
        <draw:text-box fo:min-height="0.2083in">
          <text:p text:style-name="Text_20_body"><draw:frame draw:style-name="fr2" draw:name="Frame51" text:anchor-type="char" svg:width="0.2083in" draw:z-index="50"><draw:text-box fo:min-height="0.2083in"><text:p text:style-name="Text_20_body"/></draw:text-box></draw:frame></text:p>
        </draw:text-box>
      </draw:frame>
      <draw:frame draw:style-name="fr1" draw:name="Frame52" text:anchor-type="page" text:anchor-page-number="1" svg:x="-0.0835in" svg:y="-0.0835in" svg:width="0.1665in" draw:z-index="51">
        <draw:text-box fo:min-height="0.1665in">
          <text:p text:style-name="Text_20_body"/>
        </draw:text-box>
      </draw:frame>
      <draw:frame draw:style-name="fr1" draw:name="Frame53" text:anchor-type="page" text:anchor-page-number="1" svg:x="-0.1043in" svg:y="-0.1043in" svg:width="0.2083in" draw:z-index="52">
        <draw:text-box fo:min-height="0.2083in">
          <text:p text:style-name="Text_20_body"><draw:frame draw:style-name="fr2" draw:name="Frame54" text:anchor-type="char" svg:width="0.2083in" draw:z-index="53"><draw:text-box fo:min-height="0.2083in"><text:p text:style-name="Text_20_body"/></draw:text-box></draw:frame></text:p>
        </draw:text-box>
      </draw:frame>
      <draw:frame draw:style-name="fr1" draw:name="Frame55" text:anchor-type="page" text:anchor-page-number="1" svg:x="-0.0835in" svg:y="-0.0835in" svg:width="0.1665in" draw:z-index="54">
        <draw:text-box fo:min-height="0.1665in">
          <text:p text:style-name="Text_20_body"/>
        </draw:text-box>
      </draw:frame>
      <draw:frame draw:style-name="fr1" draw:name="Frame56" text:anchor-type="page" text:anchor-page-number="1" svg:x="-0.1043in" svg:y="-0.1043in" svg:width="0.2083in" draw:z-index="55">
        <draw:text-box fo:min-height="0.2083in">
          <text:p text:style-name="Text_20_body"><draw:frame draw:style-name="fr2" draw:name="Frame57" text:anchor-type="char" svg:width="0.2083in" draw:z-index="56"><draw:text-box fo:min-height="0.2083in"><text:p text:style-name="Text_20_body"/></draw:text-box></draw:frame></text:p>
        </draw:text-box>
      </draw:frame>
      <draw:frame draw:style-name="fr1" draw:name="Frame58" text:anchor-type="page" text:anchor-page-number="1" svg:x="-0.0835in" svg:y="-0.0835in" svg:width="0.1665in" draw:z-index="57">
        <draw:text-box fo:min-height="0.1665in">
          <text:p text:style-name="Text_20_body"/>
        </draw:text-box>
      </draw:frame>
      <draw:frame draw:style-name="fr1" draw:name="Frame59" text:anchor-type="page" text:anchor-page-number="1" svg:x="-0.1043in" svg:y="-0.1043in" svg:width="0.2083in" draw:z-index="58">
        <draw:text-box fo:min-height="0.2083in">
          <text:p text:style-name="Text_20_body"><draw:frame draw:style-name="fr2" draw:name="Frame60" text:anchor-type="char" svg:width="0.2083in" draw:z-index="59"><draw:text-box fo:min-height="0.2083in"><text:p text:style-name="Text_20_body"/></draw:text-box></draw:frame></text:p>
        </draw:text-box>
      </draw:frame>
      <draw:frame draw:style-name="fr1" draw:name="Frame61" text:anchor-type="page" text:anchor-page-number="1" svg:x="-0.0835in" svg:y="-0.0835in" svg:width="0.1665in" draw:z-index="60">
        <draw:text-box fo:min-height="0.1665in">
          <text:p text:style-name="Text_20_body"/>
        </draw:text-box>
      </draw:frame>
      <draw:frame draw:style-name="fr1" draw:name="Frame62" text:anchor-type="page" text:anchor-page-number="1" svg:x="-0.1043in" svg:y="-0.1043in" svg:width="0.2083in" draw:z-index="61">
        <draw:text-box fo:min-height="0.2083in">
          <text:p text:style-name="Text_20_body"><draw:frame draw:style-name="fr2" draw:name="Frame63" text:anchor-type="char" svg:width="0.2083in" draw:z-index="62"><draw:text-box fo:min-height="0.2083in"><text:p text:style-name="Text_20_body"/></draw:text-box></draw:frame></text:p>
        </draw:text-box>
      </draw:frame>
      <draw:frame draw:style-name="fr1" draw:name="Frame64" text:anchor-type="page" text:anchor-page-number="1" svg:x="-0.0835in" svg:y="-0.0835in" svg:width="0.1665in" draw:z-index="63">
        <draw:text-box fo:min-height="0.1665in">
          <text:p text:style-name="Text_20_body"/>
        </draw:text-box>
      </draw:frame>
      <draw:frame draw:style-name="fr1" draw:name="Frame65" text:anchor-type="page" text:anchor-page-number="1" svg:x="-0.1043in" svg:y="-0.1043in" svg:width="0.2083in" draw:z-index="64">
        <draw:text-box fo:min-height="0.2083in">
          <text:p text:style-name="Text_20_body"><draw:frame draw:style-name="fr2" draw:name="Frame66" text:anchor-type="char" svg:width="0.2083in" draw:z-index="65"><draw:text-box fo:min-height="0.2083in"><text:p text:style-name="Text_20_body"/></draw:text-box></draw:frame></text:p>
        </draw:text-box>
      </draw:frame>
      <draw:frame draw:style-name="fr1" draw:name="Frame67" text:anchor-type="page" text:anchor-page-number="1" svg:x="-0.0835in" svg:y="-0.0835in" svg:width="0.1665in" draw:z-index="66">
        <draw:text-box fo:min-height="0.1665in">
          <text:p text:style-name="Text_20_body"/>
        </draw:text-box>
      </draw:frame>
      <draw:frame draw:style-name="fr1" draw:name="Frame68" text:anchor-type="page" text:anchor-page-number="1" svg:x="-0.1043in" svg:y="-0.1043in" svg:width="0.2083in" draw:z-index="67">
        <draw:text-box fo:min-height="0.2083in">
          <text:p text:style-name="Text_20_body"><draw:frame draw:style-name="fr2" draw:name="Frame69" text:anchor-type="char" svg:width="0.2083in" draw:z-index="68"><draw:text-box fo:min-height="0.2083in"><text:p text:style-name="Text_20_body"/></draw:text-box></draw:frame></text:p>
        </draw:text-box>
      </draw:frame>
      <draw:frame draw:style-name="fr1" draw:name="Frame70" text:anchor-type="page" text:anchor-page-number="1" svg:x="-0.0835in" svg:y="-0.0835in" svg:width="0.1665in" draw:z-index="69">
        <draw:text-box fo:min-height="0.1665in">
          <text:p text:style-name="Text_20_body"/>
        </draw:text-box>
      </draw:frame>
      <draw:frame draw:style-name="fr1" draw:name="Frame71" text:anchor-type="page" text:anchor-page-number="1" svg:x="-0.1043in" svg:y="-0.1043in" svg:width="0.2083in" draw:z-index="70">
        <draw:text-box fo:min-height="0.2083in">
          <text:p text:style-name="Text_20_body"><draw:frame draw:style-name="fr2" draw:name="Frame72" text:anchor-type="char" svg:width="0.2083in" draw:z-index="71"><draw:text-box fo:min-height="0.2083in"><text:p text:style-name="Text_20_body"/></draw:text-box></draw:frame></text:p>
        </draw:text-box>
      </draw:frame>
      <draw:frame draw:style-name="fr1" draw:name="Frame73" text:anchor-type="page" text:anchor-page-number="1" svg:x="-0.0835in" svg:y="-0.0835in" svg:width="0.1665in" draw:z-index="72">
        <draw:text-box fo:min-height="0.1665in">
          <text:p text:style-name="Text_20_body"/>
        </draw:text-box>
      </draw:frame>
      <draw:frame draw:style-name="fr1" draw:name="Frame74" text:anchor-type="page" text:anchor-page-number="1" svg:x="-0.1043in" svg:y="-0.1043in" svg:width="0.2083in" draw:z-index="73">
        <draw:text-box fo:min-height="0.2083in">
          <text:p text:style-name="Text_20_body"><draw:frame draw:style-name="fr2" draw:name="Frame75" text:anchor-type="char" svg:width="0.2083in" draw:z-index="74"><draw:text-box fo:min-height="0.2083in"><text:p text:style-name="Text_20_body"/></draw:text-box></draw:frame></text:p>
        </draw:text-box>
      </draw:frame>
      <draw:frame draw:style-name="fr1" draw:name="Frame76" text:anchor-type="page" text:anchor-page-number="1" svg:x="-0.0835in" svg:y="-0.0835in" svg:width="0.1665in" draw:z-index="75">
        <draw:text-box fo:min-height="0.1665in">
          <text:p text:style-name="Text_20_body"/>
        </draw:text-box>
      </draw:frame>
      <draw:frame draw:style-name="fr1" draw:name="Frame77" text:anchor-type="page" text:anchor-page-number="1" svg:x="-0.1043in" svg:y="-0.1043in" svg:width="0.2083in" draw:z-index="76">
        <draw:text-box fo:min-height="0.2083in">
          <text:p text:style-name="Text_20_body"><draw:frame draw:style-name="fr2" draw:name="Frame78" text:anchor-type="char" svg:width="0.2083in" draw:z-index="77"><draw:text-box fo:min-height="0.2083in"><text:p text:style-name="Text_20_body"/></draw:text-box></draw:frame></text:p>
        </draw:text-box>
      </draw:frame>
      <draw:frame draw:style-name="fr1" draw:name="Frame79" text:anchor-type="page" text:anchor-page-number="1" svg:x="-0.0835in" svg:y="-0.0835in" svg:width="0.1665in" draw:z-index="78">
        <draw:text-box fo:min-height="0.1665in">
          <text:p text:style-name="Text_20_body"/>
        </draw:text-box>
      </draw:frame>
      <draw:frame draw:style-name="fr1" draw:name="Frame80" text:anchor-type="page" text:anchor-page-number="1" svg:x="-0.1043in" svg:y="-0.1043in" svg:width="0.2083in" draw:z-index="79">
        <draw:text-box fo:min-height="0.2083in">
          <text:p text:style-name="Text_20_body"><draw:frame draw:style-name="fr2" draw:name="Frame81" text:anchor-type="char" svg:width="0.2083in" draw:z-index="80"><draw:text-box fo:min-height="0.2083in"><text:p text:style-name="Text_20_body"/></draw:text-box></draw:frame></text:p>
        </draw:text-box>
      </draw:frame>
      <draw:frame draw:style-name="fr1" draw:name="Frame82" text:anchor-type="page" text:anchor-page-number="1" svg:x="-0.0835in" svg:y="-0.0835in" svg:width="0.1665in" draw:z-index="81">
        <draw:text-box fo:min-height="0.1665in">
          <text:p text:style-name="Text_20_body"/>
        </draw:text-box>
      </draw:frame>
      <draw:frame draw:style-name="fr1" draw:name="Frame83" text:anchor-type="page" text:anchor-page-number="1" svg:x="-0.1043in" svg:y="-0.1043in" svg:width="0.2083in" draw:z-index="82">
        <draw:text-box fo:min-height="0.2083in">
          <text:p text:style-name="Text_20_body"><draw:frame draw:style-name="fr2" draw:name="Frame84" text:anchor-type="char" svg:width="0.2083in" draw:z-index="83"><draw:text-box fo:min-height="0.2083in"><text:p text:style-name="Text_20_body"/></draw:text-box></draw:frame></text:p>
        </draw:text-box>
      </draw:frame>
      <draw:frame draw:style-name="fr1" draw:name="Frame85" text:anchor-type="page" text:anchor-page-number="1" svg:x="-0.0835in" svg:y="-0.0835in" svg:width="0.1665in" draw:z-index="84">
        <draw:text-box fo:min-height="0.1665in">
          <text:p text:style-name="Text_20_body"/>
        </draw:text-box>
      </draw:frame>
      <draw:frame draw:style-name="fr1" draw:name="Frame86" text:anchor-type="page" text:anchor-page-number="1" svg:x="-0.1043in" svg:y="-0.1043in" svg:width="0.2083in" draw:z-index="85">
        <draw:text-box fo:min-height="0.2083in">
          <text:p text:style-name="Text_20_body"><draw:frame draw:style-name="fr2" draw:name="Frame87" text:anchor-type="char" svg:width="0.2083in" draw:z-index="86"><draw:text-box fo:min-height="0.2083in"><text:p text:style-name="Text_20_body"/></draw:text-box></draw:frame></text:p>
        </draw:text-box>
      </draw:frame>
      <draw:frame draw:style-name="fr1" draw:name="Frame88" text:anchor-type="page" text:anchor-page-number="1" svg:x="-0.0835in" svg:y="-0.0835in" svg:width="0.1665in" draw:z-index="87">
        <draw:text-box fo:min-height="0.1665in">
          <text:p text:style-name="Text_20_body"/>
        </draw:text-box>
      </draw:frame>
      <draw:frame draw:style-name="fr1" draw:name="Frame89" text:anchor-type="page" text:anchor-page-number="1" svg:x="-0.1043in" svg:y="-0.1043in" svg:width="0.2083in" draw:z-index="88">
        <draw:text-box fo:min-height="0.2083in">
          <text:p text:style-name="Text_20_body"><draw:frame draw:style-name="fr2" draw:name="Frame90" text:anchor-type="char" svg:width="0.2083in" draw:z-index="89"><draw:text-box fo:min-height="0.2083in"><text:p text:style-name="Text_20_body"/></draw:text-box></draw:frame></text:p>
        </draw:text-box>
      </draw:frame>
      <draw:frame draw:style-name="fr1" draw:name="Frame91" text:anchor-type="page" text:anchor-page-number="1" svg:x="-0.0835in" svg:y="-0.0835in" svg:width="0.1665in" draw:z-index="90">
        <draw:text-box fo:min-height="0.1665in">
          <text:p text:style-name="Text_20_body"/>
        </draw:text-box>
      </draw:frame>
      <draw:frame draw:style-name="fr1" draw:name="Frame92" text:anchor-type="page" text:anchor-page-number="1" svg:x="-0.1043in" svg:y="-0.1043in" svg:width="0.2083in" draw:z-index="91">
        <draw:text-box fo:min-height="0.2083in">
          <text:p text:style-name="Text_20_body"><draw:frame draw:style-name="fr2" draw:name="Frame93" text:anchor-type="char" svg:width="0.2083in" draw:z-index="92"><draw:text-box fo:min-height="0.2083in"><text:p text:style-name="Text_20_body"/></draw:text-box></draw:frame></text:p>
        </draw:text-box>
      </draw:frame>
      <draw:frame draw:style-name="fr1" draw:name="Frame94" text:anchor-type="page" text:anchor-page-number="1" svg:x="-0.0835in" svg:y="-0.0835in" svg:width="0.1665in" draw:z-index="93">
        <draw:text-box fo:min-height="0.1665in">
          <text:p text:style-name="Text_20_body"/>
        </draw:text-box>
      </draw:frame>
      <draw:frame draw:style-name="fr1" draw:name="Frame95" text:anchor-type="page" text:anchor-page-number="1" svg:x="-0.1043in" svg:y="-0.1043in" svg:width="0.2083in" draw:z-index="94">
        <draw:text-box fo:min-height="0.2083in">
          <text:p text:style-name="Text_20_body"><draw:frame draw:style-name="fr2" draw:name="Frame96" text:anchor-type="char" svg:width="0.2083in" draw:z-index="95"><draw:text-box fo:min-height="0.2083in"><text:p text:style-name="Text_20_body"/></draw:text-box></draw:frame></text:p>
        </draw:text-box>
      </draw:frame>
      <draw:frame draw:style-name="fr1" draw:name="Frame97" text:anchor-type="page" text:anchor-page-number="1" svg:x="-0.0835in" svg:y="-0.0835in" svg:width="0.1665in" draw:z-index="96">
        <draw:text-box fo:min-height="0.1665in">
          <text:p text:style-name="Text_20_body"/>
        </draw:text-box>
      </draw:frame>
      <draw:frame draw:style-name="fr1" draw:name="Frame98" text:anchor-type="page" text:anchor-page-number="1" svg:x="-0.1043in" svg:y="-0.1043in" svg:width="0.2083in" draw:z-index="97">
        <draw:text-box fo:min-height="0.2083in">
          <text:p text:style-name="Text_20_body"><draw:frame draw:style-name="fr2" draw:name="Frame99" text:anchor-type="char" svg:width="0.2083in" draw:z-index="98"><draw:text-box fo:min-height="0.2083in"><text:p text:style-name="Text_20_body"/></draw:text-box></draw:frame></text:p>
        </draw:text-box>
      </draw:frame>
      <draw:frame draw:style-name="fr1" draw:name="Frame100" text:anchor-type="page" text:anchor-page-number="1" svg:x="-0.0835in" svg:y="-0.0835in" svg:width="0.1665in" draw:z-index="99">
        <draw:text-box fo:min-height="0.1665in">
          <text:p text:style-name="Text_20_body"/>
        </draw:text-box>
      </draw:frame>
      <draw:frame draw:style-name="fr1" draw:name="Frame101" text:anchor-type="page" text:anchor-page-number="1" svg:x="-0.1043in" svg:y="-0.1043in" svg:width="0.2083in" draw:z-index="100">
        <draw:text-box fo:min-height="0.2083in">
          <text:p text:style-name="Text_20_body"><draw:frame draw:style-name="fr2" draw:name="Frame102" text:anchor-type="char" svg:width="0.2083in" draw:z-index="101"><draw:text-box fo:min-height="0.2083in"><text:p text:style-name="Text_20_body"/></draw:text-box></draw:frame></text:p>
        </draw:text-box>
      </draw:frame>
      <draw:frame draw:style-name="fr1" draw:name="Frame103" text:anchor-type="page" text:anchor-page-number="1" svg:x="-0.0835in" svg:y="-0.0835in" svg:width="0.1665in" draw:z-index="102">
        <draw:text-box fo:min-height="0.1665in">
          <text:p text:style-name="Text_20_body"/>
        </draw:text-box>
      </draw:frame>
      <draw:frame draw:style-name="fr1" draw:name="Frame104" text:anchor-type="page" text:anchor-page-number="1" svg:x="-0.1043in" svg:y="-0.1043in" svg:width="0.2083in" draw:z-index="103">
        <draw:text-box fo:min-height="0.2083in">
          <text:p text:style-name="Text_20_body"><draw:frame draw:style-name="fr2" draw:name="Frame105" text:anchor-type="char" svg:width="0.2083in" draw:z-index="104"><draw:text-box fo:min-height="0.2083in"><text:p text:style-name="Text_20_body"/></draw:text-box></draw:frame></text:p>
        </draw:text-box>
      </draw:frame>
      <draw:frame draw:style-name="fr1" draw:name="Frame106" text:anchor-type="page" text:anchor-page-number="1" svg:x="-0.0835in" svg:y="-0.0835in" svg:width="0.1665in" draw:z-index="105">
        <draw:text-box fo:min-height="0.1665in">
          <text:p text:style-name="Text_20_body"/>
        </draw:text-box>
      </draw:frame>
      <draw:frame draw:style-name="fr1" draw:name="Frame107" text:anchor-type="page" text:anchor-page-number="1" svg:x="-0.1043in" svg:y="-0.1043in" svg:width="0.2083in" draw:z-index="106">
        <draw:text-box fo:min-height="0.2083in">
          <text:p text:style-name="Text_20_body"><draw:frame draw:style-name="fr2" draw:name="Frame108" text:anchor-type="char" svg:width="0.2083in" draw:z-index="107"><draw:text-box fo:min-height="0.2083in"><text:p text:style-name="Text_20_body"/></draw:text-box></draw:frame></text:p>
        </draw:text-box>
      </draw:frame>
      <draw:frame draw:style-name="fr1" draw:name="Frame109" text:anchor-type="page" text:anchor-page-number="1" svg:x="-0.0835in" svg:y="-0.0835in" svg:width="0.1665in" draw:z-index="108">
        <draw:text-box fo:min-height="0.1665in">
          <text:p text:style-name="Text_20_body"/>
        </draw:text-box>
      </draw:frame>
      <draw:frame draw:style-name="fr1" draw:name="Frame110" text:anchor-type="page" text:anchor-page-number="1" svg:x="-0.1043in" svg:y="-0.1043in" svg:width="0.2083in" draw:z-index="109">
        <draw:text-box fo:min-height="0.2083in">
          <text:p text:style-name="Text_20_body"><draw:frame draw:style-name="fr2" draw:name="Frame111" text:anchor-type="char" svg:width="0.2083in" draw:z-index="110"><draw:text-box fo:min-height="0.2083in"><text:p text:style-name="Text_20_body"/></draw:text-box></draw:frame></text:p>
        </draw:text-box>
      </draw:frame>
      <draw:frame draw:style-name="fr1" draw:name="Frame112" text:anchor-type="page" text:anchor-page-number="1" svg:x="-0.0835in" svg:y="-0.0835in" svg:width="0.1665in" draw:z-index="111">
        <draw:text-box fo:min-height="0.1665in">
          <text:p text:style-name="Text_20_body"/>
        </draw:text-box>
      </draw:frame>
      <draw:frame draw:style-name="fr1" draw:name="Frame113" text:anchor-type="page" text:anchor-page-number="1" svg:x="-0.1043in" svg:y="-0.1043in" svg:width="0.2083in" draw:z-index="112">
        <draw:text-box fo:min-height="0.2083in">
          <text:p text:style-name="Text_20_body"><draw:frame draw:style-name="fr2" draw:name="Frame114" text:anchor-type="char" svg:width="0.2083in" draw:z-index="113"><draw:text-box fo:min-height="0.2083in"><text:p text:style-name="Text_20_body"/></draw:text-box></draw:frame></text:p>
        </draw:text-box>
      </draw:frame>
      <draw:frame draw:style-name="fr1" draw:name="Frame115" text:anchor-type="page" text:anchor-page-number="1" svg:x="-0.0835in" svg:y="-0.0835in" svg:width="0.1665in" draw:z-index="114">
        <draw:text-box fo:min-height="0.1665in">
          <text:p text:style-name="Text_20_body"/>
        </draw:text-box>
      </draw:frame>
      <draw:frame draw:style-name="fr1" draw:name="Frame116" text:anchor-type="page" text:anchor-page-number="1" svg:x="-0.1043in" svg:y="-0.1043in" svg:width="0.2083in" draw:z-index="115">
        <draw:text-box fo:min-height="0.2083in">
          <text:p text:style-name="Text_20_body"><draw:frame draw:style-name="fr2" draw:name="Frame117" text:anchor-type="char" svg:width="0.2083in" draw:z-index="116"><draw:text-box fo:min-height="0.2083in"><text:p text:style-name="Text_20_body"/></draw:text-box></draw:frame></text:p>
        </draw:text-box>
      </draw:frame>
      <draw:frame draw:style-name="fr1" draw:name="Frame118" text:anchor-type="page" text:anchor-page-number="1" svg:x="-0.0835in" svg:y="-0.0835in" svg:width="0.1665in" draw:z-index="117">
        <draw:text-box fo:min-height="0.1665in">
          <text:p text:style-name="Text_20_body"/>
        </draw:text-box>
      </draw:frame>
      <draw:frame draw:style-name="fr1" draw:name="Frame119" text:anchor-type="page" text:anchor-page-number="1" svg:x="-0.1043in" svg:y="-0.1043in" svg:width="0.2083in" draw:z-index="118">
        <draw:text-box fo:min-height="0.2083in">
          <text:p text:style-name="Text_20_body"><draw:frame draw:style-name="fr2" draw:name="Frame120" text:anchor-type="char" svg:width="0.2083in" draw:z-index="119"><draw:text-box fo:min-height="0.2083in"><text:p text:style-name="Text_20_body"/></draw:text-box></draw:frame></text:p>
        </draw:text-box>
      </draw:frame>
      <draw:frame draw:style-name="fr1" draw:name="Frame121" text:anchor-type="page" text:anchor-page-number="1" svg:x="-0.0835in" svg:y="-0.0835in" svg:width="0.1665in" draw:z-index="120">
        <draw:text-box fo:min-height="0.1665in">
          <text:p text:style-name="Text_20_body"/>
        </draw:text-box>
      </draw:frame>
      <draw:frame draw:style-name="fr1" draw:name="Frame122" text:anchor-type="page" text:anchor-page-number="1" svg:x="-0.1043in" svg:y="-0.1043in" svg:width="0.2083in" draw:z-index="121">
        <draw:text-box fo:min-height="0.2083in">
          <text:p text:style-name="Text_20_body"><draw:frame draw:style-name="fr2" draw:name="Frame123" text:anchor-type="char" svg:width="0.2083in" draw:z-index="122"><draw:text-box fo:min-height="0.2083in"><text:p text:style-name="Text_20_body"/></draw:text-box></draw:frame></text:p>
        </draw:text-box>
      </draw:frame>
      <draw:frame draw:style-name="fr1" draw:name="Frame124" text:anchor-type="page" text:anchor-page-number="1" svg:x="-0.0835in" svg:y="-0.0835in" svg:width="0.1665in" draw:z-index="123">
        <draw:text-box fo:min-height="0.1665in">
          <text:p text:style-name="Text_20_body"/>
        </draw:text-box>
      </draw:frame>
      <draw:frame draw:style-name="fr1" draw:name="Frame125" text:anchor-type="page" text:anchor-page-number="1" svg:x="-0.1043in" svg:y="-0.1043in" svg:width="0.2083in" draw:z-index="124">
        <draw:text-box fo:min-height="0.2083in">
          <text:p text:style-name="Text_20_body"><draw:frame draw:style-name="fr2" draw:name="Frame126" text:anchor-type="char" svg:width="0.2083in" draw:z-index="125"><draw:text-box fo:min-height="0.2083in"><text:p text:style-name="Text_20_body"/></draw:text-box></draw:frame></text:p>
        </draw:text-box>
      </draw:frame>
      <draw:frame draw:style-name="fr1" draw:name="Frame127" text:anchor-type="page" text:anchor-page-number="1" svg:x="-0.0835in" svg:y="-0.0835in" svg:width="0.1665in" draw:z-index="126">
        <draw:text-box fo:min-height="0.1665in">
          <text:p text:style-name="Text_20_body"/>
        </draw:text-box>
      </draw:frame>
      <draw:frame draw:style-name="fr1" draw:name="Frame128" text:anchor-type="page" text:anchor-page-number="1" svg:x="-0.1043in" svg:y="-0.1043in" svg:width="0.2083in" draw:z-index="127">
        <draw:text-box fo:min-height="0.2083in">
          <text:p text:style-name="Text_20_body"><draw:frame draw:style-name="fr2" draw:name="Frame129" text:anchor-type="char" svg:width="0.2083in" draw:z-index="128"><draw:text-box fo:min-height="0.2083in"><text:p text:style-name="Text_20_body"/></draw:text-box></draw:frame></text:p>
        </draw:text-box>
      </draw:frame>
      <draw:frame draw:style-name="fr1" draw:name="Frame130" text:anchor-type="page" text:anchor-page-number="1" svg:x="-0.0835in" svg:y="-0.0835in" svg:width="0.1665in" draw:z-index="129">
        <draw:text-box fo:min-height="0.1665in">
          <text:p text:style-name="Text_20_body"/>
        </draw:text-box>
      </draw:frame>
      <draw:frame draw:style-name="fr1" draw:name="Frame131" text:anchor-type="page" text:anchor-page-number="1" svg:x="-0.1043in" svg:y="-0.1043in" svg:width="0.2083in" draw:z-index="130">
        <draw:text-box fo:min-height="0.2083in">
          <text:p text:style-name="Text_20_body"><draw:frame draw:style-name="fr2" draw:name="Frame132" text:anchor-type="char" svg:width="0.2083in" draw:z-index="131"><draw:text-box fo:min-height="0.2083in"><text:p text:style-name="Text_20_body"/></draw:text-box></draw:frame></text:p>
        </draw:text-box>
      </draw:frame>
      <draw:frame draw:style-name="fr1" draw:name="Frame133" text:anchor-type="page" text:anchor-page-number="1" svg:x="-0.0835in" svg:y="-0.0835in" svg:width="0.1665in" draw:z-index="132">
        <draw:text-box fo:min-height="0.1665in">
          <text:p text:style-name="Text_20_body"/>
        </draw:text-box>
      </draw:frame>
      <draw:frame draw:style-name="fr1" draw:name="Frame134" text:anchor-type="page" text:anchor-page-number="1" svg:x="-0.1043in" svg:y="-0.1043in" svg:width="0.2083in" draw:z-index="133">
        <draw:text-box fo:min-height="0.2083in">
          <text:p text:style-name="Text_20_body"><draw:frame draw:style-name="fr2" draw:name="Frame135" text:anchor-type="char" svg:width="0.2083in" draw:z-index="134"><draw:text-box fo:min-height="0.2083in"><text:p text:style-name="Text_20_body"/></draw:text-box></draw:frame></text:p>
        </draw:text-box>
      </draw:frame>
      <draw:frame draw:style-name="fr1" draw:name="Frame136" text:anchor-type="page" text:anchor-page-number="1" svg:x="-0.0835in" svg:y="-0.0835in" svg:width="0.1665in" draw:z-index="135">
        <draw:text-box fo:min-height="0.1665in">
          <text:p text:style-name="Text_20_body"/>
        </draw:text-box>
      </draw:frame>
      <draw:frame draw:style-name="fr1" draw:name="Frame137" text:anchor-type="page" text:anchor-page-number="1" svg:x="-0.1043in" svg:y="-0.1043in" svg:width="0.2083in" draw:z-index="136">
        <draw:text-box fo:min-height="0.2083in">
          <text:p text:style-name="Text_20_body"><draw:frame draw:style-name="fr2" draw:name="Frame138" text:anchor-type="char" svg:width="0.2083in" draw:z-index="137"><draw:text-box fo:min-height="0.2083in"><text:p text:style-name="Text_20_body"/></draw:text-box></draw:frame></text:p>
        </draw:text-box>
      </draw:frame>
      <draw:frame draw:style-name="fr1" draw:name="Frame139" text:anchor-type="page" text:anchor-page-number="1" svg:x="-0.0835in" svg:y="-0.0835in" svg:width="0.1665in" draw:z-index="138">
        <draw:text-box fo:min-height="0.1665in">
          <text:p text:style-name="Text_20_body"/>
        </draw:text-box>
      </draw:frame>
      <draw:frame draw:style-name="fr1" draw:name="Frame140" text:anchor-type="page" text:anchor-page-number="1" svg:x="-0.1043in" svg:y="-0.1043in" svg:width="0.2083in" draw:z-index="139">
        <draw:text-box fo:min-height="0.2083in">
          <text:p text:style-name="Text_20_body"><draw:frame draw:style-name="fr2" draw:name="Frame141" text:anchor-type="char" svg:width="0.2083in" draw:z-index="140"><draw:text-box fo:min-height="0.2083in"><text:p text:style-name="Text_20_body"/></draw:text-box></draw:frame></text:p>
        </draw:text-box>
      </draw:frame>
      <draw:frame draw:style-name="fr1" draw:name="Frame142" text:anchor-type="page" text:anchor-page-number="1" svg:x="-0.0835in" svg:y="-0.0835in" svg:width="0.1665in" draw:z-index="141">
        <draw:text-box fo:min-height="0.1665in">
          <text:p text:style-name="Text_20_body"/>
        </draw:text-box>
      </draw:frame>
      <draw:frame draw:style-name="fr1" draw:name="Frame143" text:anchor-type="page" text:anchor-page-number="1" svg:x="-0.1043in" svg:y="-0.1043in" svg:width="0.2083in" draw:z-index="142">
        <draw:text-box fo:min-height="0.2083in">
          <text:p text:style-name="Text_20_body"><draw:frame draw:style-name="fr2" draw:name="Frame144" text:anchor-type="char" svg:width="0.2083in" draw:z-index="143"><draw:text-box fo:min-height="0.2083in"><text:p text:style-name="Text_20_body"/></draw:text-box></draw:frame></text:p>
        </draw:text-box>
      </draw:frame>
      <draw:frame draw:style-name="fr1" draw:name="Frame145" text:anchor-type="page" text:anchor-page-number="1" svg:x="-0.0835in" svg:y="-0.0835in" svg:width="0.1665in" draw:z-index="144">
        <draw:text-box fo:min-height="0.1665in">
          <text:p text:style-name="Text_20_body"/>
        </draw:text-box>
      </draw:frame>
      <draw:frame draw:style-name="fr1" draw:name="Frame146" text:anchor-type="page" text:anchor-page-number="1" svg:x="-0.1043in" svg:y="-0.1043in" svg:width="0.2083in" draw:z-index="145">
        <draw:text-box fo:min-height="0.2083in">
          <text:p text:style-name="Text_20_body"><draw:frame draw:style-name="fr2" draw:name="Frame147" text:anchor-type="char" svg:width="0.2083in" draw:z-index="146"><draw:text-box fo:min-height="0.2083in"><text:p text:style-name="Text_20_body"/></draw:text-box></draw:frame></text:p>
        </draw:text-box>
      </draw:frame>
      <draw:frame draw:style-name="fr1" draw:name="Frame148" text:anchor-type="page" text:anchor-page-number="1" svg:x="-0.0835in" svg:y="-0.0835in" svg:width="0.1665in" draw:z-index="147">
        <draw:text-box fo:min-height="0.1665in">
          <text:p text:style-name="Text_20_body"/>
        </draw:text-box>
      </draw:frame>
      <draw:frame draw:style-name="fr1" draw:name="Frame149" text:anchor-type="page" text:anchor-page-number="1" svg:x="-0.1043in" svg:y="-0.1043in" svg:width="0.2083in" draw:z-index="148">
        <draw:text-box fo:min-height="0.2083in">
          <text:p text:style-name="Text_20_body"><draw:frame draw:style-name="fr2" draw:name="Frame150" text:anchor-type="char" svg:width="0.2083in" draw:z-index="149"><draw:text-box fo:min-height="0.2083in"><text:p text:style-name="Text_20_body"/></draw:text-box></draw:frame></text:p>
        </draw:text-box>
      </draw:frame>
      <draw:frame draw:style-name="fr1" draw:name="Frame151" text:anchor-type="page" text:anchor-page-number="1" svg:x="-0.0835in" svg:y="-0.0835in" svg:width="0.1665in" draw:z-index="150">
        <draw:text-box fo:min-height="0.1665in">
          <text:p text:style-name="Text_20_body"/>
        </draw:text-box>
      </draw:frame>
      <draw:frame draw:style-name="fr1" draw:name="Frame152" text:anchor-type="page" text:anchor-page-number="1" svg:x="-0.1043in" svg:y="-0.1043in" svg:width="0.2083in" draw:z-index="151">
        <draw:text-box fo:min-height="0.2083in">
          <text:p text:style-name="Text_20_body"><draw:frame draw:style-name="fr2" draw:name="Frame153" text:anchor-type="char" svg:width="0.2083in" draw:z-index="152"><draw:text-box fo:min-height="0.2083in"><text:p text:style-name="Text_20_body"/></draw:text-box></draw:frame></text:p>
        </draw:text-box>
      </draw:frame>
      <draw:frame draw:style-name="fr1" draw:name="Frame154" text:anchor-type="page" text:anchor-page-number="1" svg:x="-0.0835in" svg:y="-0.0835in" svg:width="0.1665in" draw:z-index="153">
        <draw:text-box fo:min-height="0.1665in">
          <text:p text:style-name="Text_20_body"/>
        </draw:text-box>
      </draw:frame>
      <draw:frame draw:style-name="fr1" draw:name="Frame155" text:anchor-type="page" text:anchor-page-number="1" svg:x="-0.1043in" svg:y="-0.1043in" svg:width="0.2083in" draw:z-index="154">
        <draw:text-box fo:min-height="0.2083in">
          <text:p text:style-name="Text_20_body"><draw:frame draw:style-name="fr2" draw:name="Frame156" text:anchor-type="char" svg:width="0.2083in" draw:z-index="155"><draw:text-box fo:min-height="0.2083in"><text:p text:style-name="Text_20_body"/></draw:text-box></draw:frame></text:p>
        </draw:text-box>
      </draw:frame>
      <draw:frame draw:style-name="fr1" draw:name="Frame157" text:anchor-type="page" text:anchor-page-number="1" svg:x="-0.0835in" svg:y="-0.0835in" svg:width="0.1665in" draw:z-index="156">
        <draw:text-box fo:min-height="0.1665in">
          <text:p text:style-name="Text_20_body"/>
        </draw:text-box>
      </draw:frame>
      <draw:frame draw:style-name="fr1" draw:name="Frame158" text:anchor-type="page" text:anchor-page-number="1" svg:x="-0.1043in" svg:y="-0.1043in" svg:width="0.2083in" draw:z-index="157">
        <draw:text-box fo:min-height="0.2083in">
          <text:p text:style-name="Text_20_body"><draw:frame draw:style-name="fr2" draw:name="Frame159" text:anchor-type="char" svg:width="0.2083in" draw:z-index="158"><draw:text-box fo:min-height="0.2083in"><text:p text:style-name="Text_20_body"/></draw:text-box></draw:frame></text:p>
        </draw:text-box>
      </draw:frame>
      <draw:frame draw:style-name="fr1" draw:name="Frame160" text:anchor-type="page" text:anchor-page-number="1" svg:x="-0.0835in" svg:y="-0.0835in" svg:width="0.1665in" draw:z-index="159">
        <draw:text-box fo:min-height="0.1665in">
          <text:p text:style-name="Text_20_body"/>
        </draw:text-box>
      </draw:frame>
      <draw:frame draw:style-name="fr1" draw:name="Frame161" text:anchor-type="page" text:anchor-page-number="1" svg:x="-0.1043in" svg:y="-0.1043in" svg:width="0.2083in" draw:z-index="160">
        <draw:text-box fo:min-height="0.2083in">
          <text:p text:style-name="Text_20_body"><draw:frame draw:style-name="fr2" draw:name="Frame162" text:anchor-type="char" svg:width="0.2083in" draw:z-index="161"><draw:text-box fo:min-height="0.2083in"><text:p text:style-name="Text_20_body"/></draw:text-box></draw:frame></text:p>
        </draw:text-box>
      </draw:frame>
      <draw:frame draw:style-name="fr1" draw:name="Frame163" text:anchor-type="page" text:anchor-page-number="1" svg:x="-0.0835in" svg:y="-0.0835in" svg:width="0.1665in" draw:z-index="162">
        <draw:text-box fo:min-height="0.1665in">
          <text:p text:style-name="Text_20_body"/>
        </draw:text-box>
      </draw:frame>
      <draw:frame draw:style-name="fr1" draw:name="Frame164" text:anchor-type="page" text:anchor-page-number="1" svg:x="-0.1043in" svg:y="-0.1043in" svg:width="0.2083in" draw:z-index="163">
        <draw:text-box fo:min-height="0.2083in">
          <text:p text:style-name="Text_20_body"><draw:frame draw:style-name="fr2" draw:name="Frame165" text:anchor-type="char" svg:width="0.2083in" draw:z-index="164"><draw:text-box fo:min-height="0.2083in"><text:p text:style-name="Text_20_body"/></draw:text-box></draw:frame></text:p>
        </draw:text-box>
      </draw:frame>
      <text:p text:style-name="P3"><text:span text:style-name="T1"/></text:p>
      <text:p text:style-name="P2"><text:span text:style-name="T6">1.</text:span> Using Github Flow to work on a feature or bug, in what order should the following be done? Order them 1, 2, 3, ... </text:p>
      <text:p text:style-name="P1"><text:span text:style-name="T6">I</text:span>f <text:span text:style-name="T6">an</text:span> item <text:span text:style-name="T6">is</text:span> <text:span text:style-name="T7">not</text:span> part of Github Flow then <text:span text:style-name="T6">write</text:span> "<text:span text:style-name="T6">X</text:span>". </text:p>
      <text:p text:style-name="P4"><text:span text:style-name="T2"/></text:p>
      <text:p text:style-name="P8"><text:span text:style-name="T6">___3___ </text:span>Push your branch to Github.</text:p>
      <text:p text:style-name="P9"><text:span text:style-name="T6">___1___ </text:span>Create a local branch for your work.</text:p>
      <text:p text:style-name="P8"><text:span text:style-name="T6">___6___ </text:span>Merge your branch code into master.</text:p>
      <text:p text:style-name="P8"><text:span text:style-name="T6">___X___ </text:span>Merge master into your branch, then rebase master.</text:p>
      <text:p text:style-name="P8"><text:span text:style-name="T6">___5___ </text:span>Wait for team to review and approve your work.</text:p>
      <text:p text:style-name="P8"><text:span text:style-name="T6">___X___ </text:span>Open an issue on Github with the title "Merge Request".</text:p>
      <text:p text:style-name="P8"><text:span text:style-name="T6">___4___ </text:span>Open a Pull Request for review.</text:p>
      <text:p text:style-name="P8"><text:span text:style-name="T6">___2___ </text:span>Implement and test the feature on your machine.</text:p>
      <text:p text:style-name="P10">Where to merge?</text:p>
      <text:p text:style-name="P10">[ ] local machine, then push to github</text:p>
      <text:p text:style-name="P10">[ ] github</text:p>
      <text:p text:style-name="P10"/>
      <text:p text:style-name="P4"><text:span text:style-name="T2"/></text:p>
      <text:p text:style-name="P4"><text:span text:style-name="T2"/></text:p>
      <text:p text:style-name="P5"><text:span text:style-name="T2"/></text:p>
      <text:p text:style-name="P11"><text:span text:style-name="T3">2. What are </text:span><text:span text:style-name="T5">three</text:span><text:span text:style-name="T3"> reasons to open a Pull Request?</text:span></text:p>
      <text:p text:style-name="P6"><text:span text:style-name="T3"/></text:p>
      <text:p text:style-name="P6"><text:span text:style-name="T3">1) </text:span><text:span text:style-name="T4">Request code review and approval to merge.</text:span></text:p>
      <text:p text:style-name="P6"><text:span text:style-name="T3"/></text:p>
      <text:p text:style-name="P6"><text:span text:style-name="T3">2) </text:span><text:span text:style-name="T4">Request help.</text:span></text:p>
      <text:p text:style-name="P6"><text:span text:style-name="T3"/></text:p>
      <text:p text:style-name="P6"><text:span text:style-name="T3">3) </text:span><text:span text:style-name="T4">Request feedback</text:span></text:p>
      <text:p text:style-name="P5"/>
      <text:p text:style-name="P12"><text:span text:style-name="T8">2. What are </text:span><text:span text:style-name="T9">three</text:span><text:span text:style-name="T8"> reasons to open a Pull Request?</text:span></text:p>
      <text:p text:style-name="P7"><text:span text:style-name="T8">- Request feedback</text:span></text:p>
      <text:p text:style-name="P7"><text:span text:style-name="T8">- Get help</text:span></text:p>
      <text:p text:style-name="P7"><text:span text:style-name="T8">- Request review (and approval) before merging your branch.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Arial, sans-serif"/>
    <style:font-face style:name="Kinnari1" svg:font-family="Kinnari"/>
    <style:font-face style:name="Roboto1" svg:font-family="Roboto, Arial, sans-serif"/>
    <style:font-face style:name="Roboto" svg:font-family="Roboto, RobotoDraft, Helvetica, Arial, sans-serif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07:55:04.666828470</meta:creation-date>
    <dc:date>2020-09-21T11:26:23.970215554</dc:date>
    <meta:editing-duration>PT3H31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21" meta:word-count="167" meta:character-count="891" meta:non-whitespace-character-count="743"/>
  </office:meta>
</office:document-meta>
</file>